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90000006150CFB08EAE8E2DF4.png" manifest:media-type="image/png"/>
  <manifest:file-entry manifest:full-path="Pictures/1000000100000288000000DA9ACF6111B4BAB264.png" manifest:media-type="image/png"/>
  <manifest:file-entry manifest:full-path="Pictures/10000001000002C900000194B6545287C71F24A1.png" manifest:media-type="image/png"/>
  <manifest:file-entry manifest:full-path="Pictures/100000010000029100000197576A5F77D3BCFD1B.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0"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2" style:family="paragraph" style:parent-style-name="Standard">
      <style:text-properties fo:font-weight="bold" officeooo:rsid="001b5e1d" officeooo:paragraph-rsid="001df938"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8"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9"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20" style:family="paragraph" style:parent-style-name="Text_20_body">
      <style:text-properties officeooo:paragraph-rsid="001df938"/>
    </style:style>
    <style:style style:name="P21"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23"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24" style:family="paragraph">
      <loext:graphic-properties draw:fill-color="#ff8000"/>
    </style:style>
    <style:style style:name="P25" style:family="paragraph">
      <loext:graphic-properties draw:fill-color="#ff8000"/>
      <style:text-properties fo:font-size="12pt"/>
    </style:style>
    <style:style style:name="P26" style:family="paragraph">
      <style:paragraph-properties fo:text-align="center"/>
    </style:style>
    <style:style style:name="P27"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officeooo:rsid="001f0c9e"/>
    </style:style>
    <style:style style:name="T5" style:family="text">
      <style:text-properties officeooo:rsid="001f404f"/>
    </style:style>
    <style:style style:name="T6" style:family="text">
      <style:text-properties officeooo:rsid="00232be8"/>
    </style:style>
    <style:style style:name="T7" style:family="text">
      <style:text-properties officeooo:rsid="00245fd0"/>
    </style:style>
    <style:style style:name="T8" style:family="text">
      <style:text-properties officeooo:rsid="00209ff6"/>
    </style:style>
    <style:style style:name="T9" style:family="text">
      <style:text-properties officeooo:rsid="002b29a8"/>
    </style:style>
    <style:style style:name="T1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ING FUNDAMENTALS – ASSIGNMENT <text:span text:style-name="T1">2</text:span></text:p>
      <text:p text:style-name="P12"/>
      <text:p text:style-name="P10">Q1. Elucidate the following concepts: 'Statically Typed Language', 'Dynamically</text:p>
      <text:p text:style-name="P11">Typed Language', 'Strongly Typed Language', and 'Loosely Typed Language'?</text:p>
      <text:p text:style-name="P11">Also, into which of these categories would Java fall?”</text:p>
      <text:p text:style-name="P11"/>
      <text:p text:style-name="P11">Statically Typed Language</text:p>
      <text:p text:style-name="P11"/>
      <text:p text:style-name="P11"><text:span text:style-name="T2">Statically typed programming languages do type checking at </text:span><text:span text:style-name="Emphasis"><text:span text:style-name="T2">compile-time</text:span></text:span><text:span text:style-name="T2">.</text:span></text:p>
      <text:p text:style-name="P11"><text:span text:style-name="T2"/></text:p>
      <text:p text:style-name="P11"><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1"><text:span text:style-name="T2"/></text:p>
      <text:p text:style-name="P18"><text:span text:style-name="T2">The main advantage here is that all kinds of checking can be done by the compiler, and therefore a lot of trivial bugs are caught at a very early stage.</text:span></text:p>
      <text:p text:style-name="P20">Examples: C, C++, Java, Rust, Go, Scala</text:p>
      <text:p text:style-name="P11">Dynamically Typed Language</text:p>
      <text:p text:style-name="P11"/>
      <text:p text:style-name="P11"><text:span text:style-name="T2">Dynamically typed programming languages do type checking at </text:span><text:span text:style-name="Emphasis"><text:span text:style-name="T2">run-time</text:span></text:span><text:span text:style-name="T2">.</text:span></text:p>
      <text:p text:style-name="P11"><text:span text:style-name="T2"/></text:p>
      <text:p text:style-name="P11"><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1"><text:span text:style-name="T2"/></text:p>
      <text:p text:style-name="P11"><text:span text:style-name="T2">Examples: Perl, Ruby, Python, PHP, JavaScript, Erlang</text:span></text:p>
      <text:p text:style-name="P11"><text:span text:style-name="T2"/></text:p>
      <text:p text:style-name="P11">St<text:span text:style-name="T1">rongly</text:span> Typed Language</text:p>
      <text:p text:style-name="P11"/>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11"><text:span text:style-name="T4">Loosely</text:span> Typed Language</text:p>
      <text:p text:style-name="P11"/>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5">PHP, Perl</text:span></text:p>
      <text:p text:style-name="P2"/>
      <text:p text:style-name="P14">Q2. "Could you clarify the meanings of 'Case Sensitive', 'Case Insensitive', and</text:p>
      <text:p text:style-name="P14">'Case Sensitive-Insensitive' as they relate to programming languages with some</text:p>
      <text:p text:style-name="P14">examples? Furthermore, how would you classify Java in relation to these</text:p>
      <text:p text:style-name="P14">terms?”</text:p>
      <text:p text:style-name="P14"/>
      <text:p text:style-name="P13">Case Sensitive </text:p>
      <text:p text:style-name="P13"/>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3">Case <text:span text:style-name="T6">Ins</text:span>ensitive </text:p>
      <text:p text:style-name="P13"/>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3"><text:soft-page-break/>Case <text:span text:style-name="T7">Sensitive – </text:span><text:span text:style-name="T6">Ins</text:span>ensitive</text:p>
      <text:p text:style-name="P13"/>
      <text:p text:style-name="P21"><text:span text:style-name="T8">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19">Java:</text:p>
      <text:p text:style-name="P13"><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5">JavaScript:</text:p>
      <text:p text:style-name="P15"/>
      <text:p text:style-name="P15"><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5">Java’s Classification</text:p>
      <text:p text:style-name="P15"/>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6"><text:soft-page-break/>Q3. Explain the concept of Identity Conversion in Java? Please provide two</text:p>
      <text:p text:style-name="P16">examples to substantiate your explanation.</text:p>
      <text:p text:style-name="P16"/>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7">Q4. Explain the concept of Primitive Widening Conversion in Java with examples and</text:p>
      <text:p text:style-name="P17">diagrams.</text:p>
      <text:p text:style-name="P17"/>
      <text:p text:style-name="P6">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6"/>
      <text:p text:style-name="P6">The term "widening" is used because the target data type has a broader range and can hold all potential values of the source data type without sacrificing precision.</text:p>
      <text:p text:style-name="P6"/>
      <text:p text:style-name="P6">In summary, primitive widening conversions in Java involve automatically converting a smaller data type to a larger data type without any loss of information or need for explicit casting.</text:p>
      <text:p text:style-name="P6"/>
      <text:p text:style-name="P23"><text:span text:style-name="Source_20_Text"><text:span text:style-name="T9">Java:</text:span></text:span></text:p>
      <text:p text:style-name="P23"><text:span text:style-name="Source_20_Text"><text:span text:style-name="T9">1. </text:span></text:span><text:span text:style-name="Source_20_Text">byte to short, int, long, float, or double</text:span></text:p>
      <text:p text:style-name="P23"><text:span text:style-name="Source_20_Text"><text:span text:style-name="T9">2. </text:span></text:span><text:span text:style-name="Source_20_Text">short to int, long, float, or double</text:span></text:p>
      <text:p text:style-name="P22"><text:span text:style-name="Source_20_Text"><text:span text:style-name="T9">3. </text:span></text:span><text:span text:style-name="Source_20_Text">char to int, long, float, or double</text:span></text:p>
      <text:p text:style-name="P23"><text:soft-page-break/><text:span text:style-name="Source_20_Text"><text:span text:style-name="T9">4. </text:span></text:span><text:span text:style-name="Source_20_Text">int to long, float, or double</text:span></text:p>
      <text:p text:style-name="P23"><text:span text:style-name="Source_20_Text"><text:span text:style-name="T9">5. </text:span></text:span><text:span text:style-name="Source_20_Text">long to float or double</text:span></text:p>
      <text:p text:style-name="P23"><text:span text:style-name="Source_20_Text"><text:span text:style-name="T9">6. </text:span></text:span><text:span text:style-name="Source_20_Text">float to double</text:span></text:p>
      <text:p text:style-name="P23"><text:span text:style-name="Source_20_Text"/></text:p>
      <text:p text:style-name="P23"><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8">Outputs:</text:p>
      <text:p text:style-name="P8"><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7">Diagram:</text:p>
      <text:p text:style-name="P7"><draw:custom-shape text:anchor-type="paragraph" draw:z-index="6" draw:name="Shape 1" draw:style-name="gr4" draw:text-style-name="P26" svg:width="0.8858in" svg:height="0.3441in" svg:x="2.1799in" svg:y="0.1744in"><text:p text:style-name="P26">byte</text:p><draw:enhanced-geometry svg:viewBox="0 0 21600 21600" draw:type="rectangle" draw:enhanced-path="M 0 0 L 21600 0 21600 21600 0 21600 0 0 Z N"/></draw:custom-shape></text:p>
      <text:p text:style-name="P7"><draw:custom-shape text:anchor-type="paragraph" draw:z-index="7" draw:name="Shape 2" draw:style-name="gr7" draw:text-style-name="P24"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26" svg:width="0.8858in" svg:height="0.3441in" svg:x="2.1591in" svg:y="0.9201in"><text:p text:style-name="P26">short</text:p><draw:enhanced-geometry svg:viewBox="0 0 21600 21600" draw:type="rectangle" draw:enhanced-path="M 0 0 L 21600 0 21600 21600 0 21600 0 0 Z N"/></draw:custom-shape><draw:custom-shape text:anchor-type="paragraph" draw:z-index="9" draw:name="Shape 4" draw:style-name="gr4" draw:text-style-name="P26" svg:width="0.8858in" svg:height="0.3441in" svg:x="2.1591in" svg:y="1.9098in"><text:p text:style-name="P26">int</text:p><draw:enhanced-geometry svg:viewBox="0 0 21600 21600" draw:type="rectangle" draw:enhanced-path="M 0 0 L 21600 0 21600 21600 0 21600 0 0 Z N"/></draw:custom-shape><draw:custom-shape text:anchor-type="paragraph" draw:z-index="10" draw:name="Shape 5" draw:style-name="gr7" draw:text-style-name="P24"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27" svg:width="0.8862in" svg:height="0.3449in" svg:x="2.1591in" svg:y="2.889in"><text:p text:style-name="P27"><text:span text:style-name="T10">long</text:span></text:p><draw:enhanced-geometry svg:viewBox="0 0 21600 21600" draw:type="rectangle" draw:enhanced-path="M 0 0 L 21600 0 21600 21600 0 21600 0 0 Z N"/></draw:custom-shape><draw:custom-shape text:anchor-type="paragraph" draw:z-index="12" draw:name="Shape 7" draw:style-name="gr3" draw:text-style-name="P25"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26" svg:width="0.8858in" svg:height="0.3441in" svg:x="0.7319in" svg:y="1.9201in"><text:p text:style-name="P26">char</text:p><draw:enhanced-geometry svg:viewBox="0 0 21600 21600" draw:type="rectangle" draw:enhanced-path="M 0 0 L 21600 0 21600 21600 0 21600 0 0 Z N"/></draw:custom-shape><draw:custom-shape text:anchor-type="paragraph" draw:z-index="14" draw:name="Shape 9" draw:style-name="gr5" draw:text-style-name="P24"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26" svg:width="0.8858in" svg:height="0.3441in" svg:x="3.5862in" svg:y="1.9098in"><text:p text:style-name="P26">float</text:p><draw:enhanced-geometry svg:viewBox="0 0 21600 21600" draw:type="rectangle" draw:enhanced-path="M 0 0 L 21600 0 21600 21600 0 21600 0 0 Z N"/></draw:custom-shape><draw:custom-shape text:anchor-type="paragraph" draw:z-index="16" draw:name="Shape 11" draw:style-name="gr2" draw:text-style-name="P24"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26" svg:width="0.8858in" svg:height="0.3441in" svg:x="3.5547in" svg:y="2.8783in"><text:p text:style-name="P26">double</text:p><draw:enhanced-geometry svg:viewBox="0 0 21600 21600" draw:type="rectangle" draw:enhanced-path="M 0 0 L 21600 0 21600 21600 0 21600 0 0 Z N"/></draw:custom-shape><draw:custom-shape text:anchor-type="paragraph" draw:z-index="18" draw:name="Shape 13" draw:style-name="gr3" draw:text-style-name="P25"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24"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24"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24"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Source_20_Text"><text:span text:style-name="T3"/></text:span></text:p>
      <text:p text:style-name="P7"><text:span text:style-name="Source_20_Text"><text:span text:style-name="T3"/></text:span></text:p>
      <text:p text:style-name="P7"><text:span text:style-name="Source_20_Text"><text:span text:style-name="T3"/></text:span></text:p>
      <text:p text:style-name="P7"><text:soft-page-break/><text:span text:style-name="Source_20_Tex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8:14:57.496099321</dc:date>
    <meta:editing-duration>PT7M45S</meta:editing-duration>
    <meta:editing-cycles>4</meta:editing-cycles>
    <meta:document-statistic meta:table-count="0" meta:image-count="6" meta:object-count="0" meta:page-count="6" meta:paragraph-count="57" meta:word-count="960" meta:character-count="6289" meta:non-whitespace-character-count="5377"/>
  </office:meta>
</office:document-meta>
</file>